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3.8395in" style:use-optimal-column-width="false"/>
    </style:style>
    <style:style style:name="Table26" style:family="table">
      <style:table-properties style:width="7.8756in" fo:margin-left="-1.0479in" style:writing-mode="rl-tb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8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4" style:family="table-cell">
      <style:table-cell-properties fo:border="0.0138in solid #F9B074" fo:background-color="#FDE4D0" fo:padding-top="0in" fo:padding-left="0.075in" fo:padding-bottom="0in" fo:padding-right="0.075in"/>
    </style:style>
    <style:style style:name="P9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9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paragraph-properties fo:text-align="justify"/>
    </style:style>
    <style:style style:name="T10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justify"/>
    </style:style>
    <style:style style:name="T11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justify"/>
    </style:style>
    <style:style style:name="T12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9" style:family="table-row">
      <style:table-row-properties style:min-row-height="0.2437in" style:use-optimal-row-height="false"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5" style:parent-style-name="ללאמרווח" style:family="paragraph">
      <style:paragraph-properties fo:text-align="justify"/>
    </style:style>
    <style:style style:name="T13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9" style:family="table-row">
      <style:table-row-properties style:min-row-height="0.0631in" style:use-optimal-row-height="false"/>
    </style:style>
    <style:style style:name="TableCell15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6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9" style:parent-style-name="ללאמרווח" style:family="paragraph">
      <style:paragraph-properties fo:text-align="justify"/>
    </style:style>
    <style:style style:name="T1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ליפדון בע"מ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שד'<text:s/></text:p>
          </table:table-cell>
          <table:table-cell table:style-name="TableCell36" table:number-columns-spanned="2">
            <text:p text:style-name="P37">מרילד מס' 1. ראשון לציון.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>טיפול</text:p>
          </table:table-cell>
          <table:table-cell table:style-name="TableCell43" table:number-columns-spanned="2">
            <text:p text:style-name="P44">ומיחזור שמנים אורגניים ומינרליים .</text:p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יש.</text:span></text:p>
          </table:table-cell>
          <table:table-cell table:style-name="TableCell52">
            <text:p text:style-name="P53">רמת סיווג:<text:s/></text:p>
          </table:table-cell>
          <table:table-cell table:style-name="TableCell54">
            <text:p text:style-name="P55"><text:span text:style-name="T56">B</text:span><text:span text:style-name="T57">.</text:span></text:p>
          </table:table-cell>
          <table:table-cell table:style-name="TableCell58">
            <text:p text:style-name="P59">אישור כבאות:אין.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 table:number-columns-spanned="3">
            <text:p text:style-name="P64">חומרים<text:s/>מסוכנים<text:s/>במפעל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שם החומר+ או"ם</text:p>
          </table:table-cell>
          <table:table-cell table:style-name="TableCell68">
            <text:p text:style-name="P69">כמות <text:s/>וסוג אריזה</text:p>
          </table:table-cell>
          <table:table-cell table:style-name="TableCell70">
            <text:p text:style-name="P71">קוד חירום</text:p>
          </table:table-cell>
          <table:table-cell table:style-name="TableCell72">
            <text:p text:style-name="P73">מיקום במפעל</text:p>
          </table:table-cell>
        </table:table-row>
        <table:table-row table:style-name="TableRow74">
          <table:table-cell table:style-name="TableCell75">
            <text:p text:style-name="P76">שמן ממוחזר-1268.</text:p>
          </table:table-cell>
          <table:table-cell table:style-name="TableCell77">
            <text:p text:style-name="P78">מיכלים של-<text:s/>3 קו"ב כ"א.</text:p>
          </table:table-cell>
          <table:table-cell table:style-name="TableCell79">
            <text:p text:style-name="P80"><text:span text:style-name="T81">Z</text:span><text:span text:style-name="T82">-1.</text:span></text:p>
          </table:table-cell>
          <table:table-cell table:style-name="TableCell83">
            <text:p text:style-name="P84">מפוזרים במתחם המפעל בחצר.</text:p>
          </table:table-cell>
        </table:table-row>
        <table:table-row table:style-name="TableRow85">
          <table:table-cell table:style-name="TableCell86">
            <text:p text:style-name="P87">סולר- 1202.</text:p>
          </table:table-cell>
          <table:table-cell table:style-name="TableCell88">
            <text:p text:style-name="P89">3-קו"ב מיכלי מתכת.</text:p>
          </table:table-cell>
          <table:table-cell table:style-name="TableCell90">
            <text:p text:style-name="P91"><text:span text:style-name="T92">Z</text:span><text:span text:style-name="T93">-3.</text:span></text:p>
          </table:table-cell>
          <table:table-cell table:style-name="TableCell94">
            <text:p text:style-name="P95">שלושה מיכלים מוזרים בחצר המפעל מערב , מזרח,ומרכז במתחם המיחזור.</text:p>
          </table:table-cell>
        </table:table-row>
        <table:table-row table:style-name="TableRow96">
          <table:table-cell table:style-name="TableCell97">
            <text:p text:style-name="P98">סולדיום אלומינט 34%- 2812.</text:p>
          </table:table-cell>
          <table:table-cell table:style-name="TableCell99">
            <text:p text:style-name="P100">מיכלים של 1 קו"ב כ"א.</text:p>
          </table:table-cell>
          <table:table-cell table:style-name="TableCell101">
            <text:p text:style-name="P102"><text:span text:style-name="T103">R</text:span><text:span text:style-name="T104">-5-3.</text:span></text:p>
          </table:table-cell>
          <table:table-cell table:style-name="TableCell105">
            <text:p text:style-name="P106">מפוזרים בחצר המפעל.</text:p>
          </table:table-cell>
        </table:table-row>
        <table:table-row table:style-name="TableRow107">
          <table:table-cell table:style-name="TableCell108">
            <text:p text:style-name="P109">סודה קאוסטית-48% ,1824.</text:p>
          </table:table-cell>
          <table:table-cell table:style-name="TableCell110">
            <text:p text:style-name="P111">3-קו"ב מיכלי פלסטיק.</text:p>
          </table:table-cell>
          <table:table-cell table:style-name="TableCell112">
            <text:p text:style-name="P113"><text:span text:style-name="T114">R</text:span><text:span text:style-name="T115">-2.</text:span></text:p>
          </table:table-cell>
          <table:table-cell table:style-name="TableCell116">
            <text:p text:style-name="P117">מצד מערב בחצר המפעל.</text:p>
          </table:table-cell>
        </table:table-row>
        <table:table-row table:style-name="TableRow118">
          <table:table-cell table:style-name="TableCell119">
            <text:p text:style-name="P120">ברזל כלורידי- 2582.</text:p>
          </table:table-cell>
          <table:table-cell table:style-name="TableCell121">
            <text:p text:style-name="P122">2-קו"ב מיכלי פלסטיק.</text:p>
          </table:table-cell>
          <table:table-cell table:style-name="TableCell123">
            <text:p text:style-name="P124"><text:span text:style-name="T125">R</text:span><text:span text:style-name="T126">-2.</text:span></text:p>
          </table:table-cell>
          <table:table-cell table:style-name="TableCell127">
            <text:p text:style-name="P128">מצד מערב אחד, ומצד מזרח נוסף.</text:p>
          </table:table-cell>
        </table:table-row>
        <table:table-row table:style-name="TableRow129">
          <table:table-cell table:style-name="TableCell130">
            <text:p text:style-name="P131">סודיום אלומינט-1819.</text:p>
          </table:table-cell>
          <table:table-cell table:style-name="TableCell132">
            <text:p text:style-name="P133">2-קו"ב מיכלי פלסטיק.</text:p>
          </table:table-cell>
          <table:table-cell table:style-name="TableCell134">
            <text:p text:style-name="P135"><text:span text:style-name="T136">R</text:span><text:span text:style-name="T137">-2.</text:span></text:p>
          </table:table-cell>
          <table:table-cell table:style-name="TableCell138">
            <text:p text:style-name="P139">מצד מערב בחצר המפעל.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><text:s text:c="99"/></text:p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<text:bookmark-start text:name="_GoBack"/>שם</text:p>
          </table:table-cell>
          <table:table-cell table:style-name="TableCell161">
            <text:p text:style-name="P162">טלפון</text:p>
          </table:table-cell>
          <table:table-cell table:style-name="TableCell163">
            <text:p text:style-name="P164"/>
          </table:table-cell>
          <table:table-cell table:style-name="TableCell165">
            <text:p text:style-name="P166">נייד</text:p>
          </table:table-cell>
        </table:table-row>
        <table:table-row table:style-name="TableRow167">
          <table:table-cell table:style-name="TableCell168">
            <text:p text:style-name="P169">חובב עמרם.</text:p>
            <text:p text:style-name="P170">דורון בכר.</text:p>
          </table:table-cell>
          <table:table-cell table:style-name="TableCell171">
            <text:p text:style-name="P172">03:9520381.</text:p>
          </table:table-cell>
          <table:table-cell table:style-name="TableCell173">
            <text:p text:style-name="P174"/>
          </table:table-cell>
          <table:table-cell table:style-name="TableCell175">
            <text:p text:style-name="P176">052:4744746.</text:p>
            <text:p text:style-name="P177">054:5676425.</text:p>
          </table:table-cell>
        </table:table-row>
      </table:table>
      <text:p text:style-name="P178"><text:bookmark-end text:name="_GoBack"/></text:p>
      <text:p text:style-name="P179"><text:span text:style-name="T180">הערות מיוחדות :</text:span><text:span text:style-name="T181"><text:s/></text:span><text:span text:style-name="T182">הכניסה למתחם דרך שד' מרילנד בשער השפד"ן ממשכים ישר עד לשער בצבע ירוק .</text:span></text:p>
      <text:p text:style-name="P183"/>
      <text:p text:style-name="P184"/>
      <text:p text:style-name="P185"/>
      <text:p text:style-name="P186">ממצאים : אבישי פפיאשוילי : אוקטובר 2013.</text:p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7:00Z</meta:creation-date>
    <dc:date>2014-05-21T07:57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2" meta:word-count="172" meta:character-count="1034" meta:row-count="7" meta:non-whitespace-character-count="864"/>
  </office:meta>
</office:document-meta>
</file>